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/>
          <table:table-cell table:style-name="ce2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2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2" office:value-type="string" calcext:value-type="string">
            <text:p>storage_area</text:p>
          </table:table-cell>
          <table:table-cell table:style-name="ce2" office:value-type="string" calcext:value-type="string">
            <text:p>internal_notes</text:p>
          </table:table-cell>
          <table:table-cell table:style-name="ce2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"Doss"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200" calcext:value-type="float">
            <text:p>3200</text:p>
          </table:table-cell>
          <table:table-cell office:value-type="float" office:value="950" calcext:value-type="float">
            <text:p>9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vxfn86xx7bhnjw5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oss</text:p>
          </table:table-cell>
          <table:table-cell office:value-type="string" calcext:value-type="string">
            <text:p>Castelfeder</text:p>
          </table:table-cell>
          <table:table-cell office:value-type="float" office:value="38.188553" calcext:value-type="float">
            <text:p>38.188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305" calcext:value-type="float">
            <text:p>130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256454" calcext:value-type="float">
            <text:p>54.2564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700" calcext:value-type="float">
            <text:p>8700</text:p>
          </table:table-cell>
          <table:table-cell office:value-type="float" office:value="4150" calcext:value-type="float">
            <text:p>41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tm16eae9c8tj0t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 office:value-type="float" office:value="44.981876" calcext:value-type="float">
            <text:p>44.9818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eneo (Nerello Cappuccio)</text:p>
          </table:table-cell>
          <table:table-cell office:value-type="string" calcext:value-type="string">
            <text:p>Tenuta di Fes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00" calcext:value-type="float">
            <text:p>4000</text:p>
          </table:table-cell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gr2hbm2wyr5cv06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Cappuccio Laeneo</text:p>
          </table:table-cell>
          <table:table-cell office:value-type="string" calcext:value-type="string">
            <text:p>Tenuta di Fessina</text:p>
          </table:table-cell>
          <table:table-cell office:value-type="float" office:value="58.49102" calcext:value-type="float">
            <text:p>58.491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900" calcext:value-type="float">
            <text:p>119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50.3768" calcext:value-type="float">
            <text:p>50.37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Montestefano</text:p>
          </table:table-cell>
          <table:table-cell office:value-type="string" calcext:value-type="string">
            <text:p>La Ca’ No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2700" calcext:value-type="float">
            <text:p>2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9qrrx4931rvsz0x7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ontestefano</text:p>
          </table:table-cell>
          <table:table-cell office:value-type="string" calcext:value-type="string">
            <text:p>La Ca' Növa</text:p>
          </table:table-cell>
          <table:table-cell office:value-type="float" office:value="55.413986" calcext:value-type="float">
            <text:p>55.4139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"Fralù"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w7vxrd8p226fx75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Fralù</text:p>
          </table:table-cell>
          <table:table-cell office:value-type="string" calcext:value-type="string">
            <text:p>Bruno Rocca</text:p>
          </table:table-cell>
          <table:table-cell office:value-type="float" office:value="49.512283" calcext:value-type="float">
            <text:p>49.5122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La Ca’ No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5n3e2mh01y7c5wej7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La Ca' Növa</text:p>
          </table:table-cell>
          <table:table-cell office:value-type="float" office:value="48.204914" calcext:value-type="float">
            <text:p>48.2049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990" calcext:value-type="float">
            <text:p>99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1e4heq1r0qz3p7j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Allegrini</text:p>
          </table:table-cell>
          <table:table-cell office:value-type="float" office:value="39.903603" calcext:value-type="float">
            <text:p>39.9036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Zan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790" calcext:value-type="float">
            <text:p>7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w88zbb02v51sw6nj1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Zanoni</text:p>
          </table:table-cell>
          <table:table-cell office:value-type="float" office:value="38.966076" calcext:value-type="float">
            <text:p>38.9660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Donoratico - Bolgheri</text:p>
          </table:table-cell>
          <table:table-cell office:value-type="string" calcext:value-type="string">
            <text:p>Tenuta 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2420" calcext:value-type="float">
            <text:p>24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s048vhn3xe8t9z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Villa Donoratico</text:p>
          </table:table-cell>
          <table:table-cell office:value-type="string" calcext:value-type="string">
            <text:p>Tenuta Argentiera</text:p>
          </table:table-cell>
          <table:table-cell office:value-type="float" office:value="60.942055" calcext:value-type="float">
            <text:p>60.9420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Volte 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750" calcext:value-type="float">
            <text:p>17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7ecsm6py4s6fhjw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Volte</text:p>
          </table:table-cell>
          <table:table-cell office:value-type="string" calcext:value-type="string">
            <text:p>Ornellaia</text:p>
          </table:table-cell>
          <table:table-cell office:value-type="float" office:value="42.85775" calcext:value-type="float">
            <text:p>42.85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tra 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7700" calcext:value-type="float">
            <text:p>7700</text:p>
          </table:table-cell>
          <table:table-cell office:value-type="float" office:value="3945" calcext:value-type="float">
            <text:p>39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34.28982" calcext:value-type="float">
            <text:p>34.289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160" calcext:value-type="float">
            <text:p>116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xrm36kfr5qb0r9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 office:value-type="float" office:value="35.793896" calcext:value-type="float">
            <text:p>35.7938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a Fio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700" calcext:value-type="float">
            <text:p>6700</text:p>
          </table:table-cell>
          <table:table-cell office:value-type="float" office:value="3100" calcext:value-type="float">
            <text:p>3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7kj5wb0kgzygg4y9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a Fiorita</text:p>
          </table:table-cell>
          <table:table-cell office:value-type="float" office:value="45.639465" calcext:value-type="float">
            <text:p>45.6394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atrizia Cenc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100" calcext:value-type="float">
            <text:p>7100</text:p>
          </table:table-cell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vbqhx452kfyg08k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atrizia Cencioni</text:p>
          </table:table-cell>
          <table:table-cell office:value-type="float" office:value="60.79304" calcext:value-type="float">
            <text:p>60.793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Valdica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400" calcext:value-type="float">
            <text:p>5400</text:p>
          </table:table-cell>
          <table:table-cell office:value-type="float" office:value="2110" calcext:value-type="float">
            <text:p>21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8pgr4rpt2bn5jb5e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Valdicava</text:p>
          </table:table-cell>
          <table:table-cell office:value-type="float" office:value="46.977093" calcext:value-type="float">
            <text:p>46.9770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al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120" calcext:value-type="float">
            <text:p>112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28y93b6cy3582km5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alenti</text:p>
          </table:table-cell>
          <table:table-cell office:value-type="float" office:value="42.01592" calcext:value-type="float">
            <text:p>42.015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greco</text:p>
          </table:table-cell>
          <table:table-cell office:value-type="string" calcext:value-type="string">
            <text:p>Roberto Cipre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600" calcext:value-type="float">
            <text:p>3600</text:p>
          </table:table-cell>
          <table:table-cell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h1khjmds11bfzrg70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reco</text:p>
          </table:table-cell>
          <table:table-cell office:value-type="string" calcext:value-type="string">
            <text:p>Roberto Cipresso</text:p>
          </table:table-cell>
          <table:table-cell office:value-type="float" office:value="42.84363" calcext:value-type="float">
            <text:p>42.843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Greif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1010" calcext:value-type="float">
            <text:p>10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1djer8s6d0sjekgj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if Lagrein</text:p>
          </table:table-cell>
          <table:table-cell office:value-type="string" calcext:value-type="string">
            <text:p>Kornell</text:p>
          </table:table-cell>
          <table:table-cell office:value-type="float" office:value="47.242058" calcext:value-type="float">
            <text:p>47.2420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3329" calcext:value-type="float">
            <text:p>332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tr1q249t3zs94fj43a852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 office:value-type="float" office:value="47.479748" calcext:value-type="float">
            <text:p>47.4797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Putz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1050" calcext:value-type="float">
            <text:p>1050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8dhdfsg6vyc55k31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Putzenhof</text:p>
          </table:table-cell>
          <table:table-cell office:value-type="float" office:value="34.745853" calcext:value-type="float">
            <text:p>34.7458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Malanders</text:p>
          </table:table-cell>
          <table:table-cell office:value-type="string" calcext:value-type="string">
            <text:p>Pi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110" calcext:value-type="float">
            <text:p>11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3n8r40k0037vrje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Malanders</text:p>
          </table:table-cell>
          <table:table-cell office:value-type="string" calcext:value-type="string">
            <text:p>Pitzner</text:p>
          </table:table-cell>
          <table:table-cell office:value-type="float" office:value="53.600243" calcext:value-type="float">
            <text:p>53.6002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- Bourgogne Côte d'or</text:p>
          </table:table-cell>
          <table:table-cell office:value-type="string" calcext:value-type="string">
            <text:p>Pierre Mor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300" calcext:value-type="float">
            <text:p>6300</text:p>
          </table:table-cell>
          <table:table-cell office:value-type="float" office:value="2670" calcext:value-type="float">
            <text:p>26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awrrdyf1jjpxdwvm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ote d'Or Chardonnay</text:p>
          </table:table-cell>
          <table:table-cell office:value-type="string" calcext:value-type="string">
            <text:p>Pierre Morey</text:p>
          </table:table-cell>
          <table:table-cell office:value-type="float" office:value="44.421837" calcext:value-type="float">
            <text:p>44.4218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Etna Bianco</text:p>
          </table:table-cell>
          <table:table-cell office:value-type="string" calcext:value-type="string">
            <text:p>Quant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60" calcext:value-type="float">
            <text:p>146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4dnexejfcjtxja4ep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Bianco</text:p>
          </table:table-cell>
          <table:table-cell office:value-type="string" calcext:value-type="string">
            <text:p>Quantico</text:p>
          </table:table-cell>
          <table:table-cell office:value-type="float" office:value="47.207047" calcext:value-type="float">
            <text:p>47.2070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“San Zuan”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2350" calcext:value-type="float">
            <text:p>23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59.734047" calcext:value-type="float">
            <text:p>59.7340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680" calcext:value-type="float">
            <text:p>16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1320vnh0dt6vd19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a Gewürztraminer</text:p>
          </table:table-cell>
          <table:table-cell office:value-type="string" calcext:value-type="string">
            <text:p>Girlan</text:p>
          </table:table-cell>
          <table:table-cell office:value-type="float" office:value="40.187355" calcext:value-type="float">
            <text:p>40.1873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yamv8bq6thfvdrdt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 office:value-type="float" office:value="44.077698" calcext:value-type="float">
            <text:p>44.0776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6ek6qyh1x0vdg8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 office:value-type="float" office:value="38.60428" calcext:value-type="float">
            <text:p>38.604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1180" calcext:value-type="float">
            <text:p>118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t5adr77cskhfgknp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Wassererhof</text:p>
          </table:table-cell>
          <table:table-cell office:value-type="float" office:value="32.63749" calcext:value-type="float">
            <text:p>32.637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„Strahler“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zcbd142pyytvym8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trahler</text:p>
          </table:table-cell>
          <table:table-cell office:value-type="string" calcext:value-type="string">
            <text:p>Stroblhof</text:p>
          </table:table-cell>
          <table:table-cell office:value-type="float" office:value="47.875862" calcext:value-type="float">
            <text:p>47.8758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Château Cantelauz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9y4dan58wv3ps8xq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Château Cantelauze</text:p>
          </table:table-cell>
          <table:table-cell office:value-type="float" office:value="38.876072" calcext:value-type="float">
            <text:p>38.87607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Prosecco DOCG Extra Dry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696" calcext:value-type="float">
            <text:p>69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78xh20v8847a7pn5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rrai Prosecco Superiore Valdobbiadene Extra Dry</text:p>
          </table:table-cell>
          <table:table-cell office:value-type="string" calcext:value-type="string">
            <text:p>La Tordera</text:p>
          </table:table-cell>
          <table:table-cell office:value-type="float" office:value="39.28306" calcext:value-type="float">
            <text:p>39.283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Prosecco DOCG Extra Dry Magnum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1550" calcext:value-type="float">
            <text:p>15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78xh20v8847a7pn5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rrai Prosecco Superiore Valdobbiadene Extra Dry</text:p>
          </table:table-cell>
          <table:table-cell office:value-type="string" calcext:value-type="string">
            <text:p>La Tordera</text:p>
          </table:table-cell>
          <table:table-cell office:value-type="float" office:value="39.28306" calcext:value-type="float">
            <text:p>39.283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Prosecco DOCG Extra Dry 3L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4995" calcext:value-type="float">
            <text:p>49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78xh20v8847a7pn5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rrai Prosecco Superiore Valdobbiadene Extra Dry</text:p>
          </table:table-cell>
          <table:table-cell office:value-type="string" calcext:value-type="string">
            <text:p>La Tordera</text:p>
          </table:table-cell>
          <table:table-cell office:value-type="float" office:value="39.28306" calcext:value-type="float">
            <text:p>39.283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Lamm 12 Extra Brut - Südt. Sekt</text:p>
          </table:table-cell>
          <table:table-cell office:value-type="string" calcext:value-type="string">
            <text:p>Winkler Sektmanifakt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2850" calcext:value-type="float">
            <text:p>28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gz9qxsrgr2yy1jx2tphxy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Lamm N°12 Extra Brut</text:p>
          </table:table-cell>
          <table:table-cell office:value-type="string" calcext:value-type="string">
            <text:p>Sektmanufaktur Winkler</text:p>
          </table:table-cell>
          <table:table-cell office:value-type="float" office:value="53.430965" calcext:value-type="float">
            <text:p>53.4309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Haderburg Pas Dosè Millesimato – Südt. Sekt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2550" calcext:value-type="float">
            <text:p>25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40.60592" calcext:value-type="float">
            <text:p>40.605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Comitissa pas dosè Riserva– Südtirol Sekt</text:p>
          </table:table-cell>
          <table:table-cell office:value-type="string" calcext:value-type="string">
            <text:p>Lorenz Mar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2320" calcext:value-type="float">
            <text:p>23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rzc2vqd5y3129f1fpq00x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omitissa Riserva Pas Dosè</text:p>
          </table:table-cell>
          <table:table-cell office:value-type="string" calcext:value-type="string">
            <text:p>Lorenz Martini</text:p>
          </table:table-cell>
          <table:table-cell office:value-type="float" office:value="47.107613" calcext:value-type="float">
            <text:p>47.1076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thesis - Brut Rosè Classico</text:p>
          </table:table-cell>
          <table:table-cell office:value-type="string" calcext:value-type="string">
            <text:p>Kettme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44.2847" calcext:value-type="float">
            <text:p>44.28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KK Spumante Dosaggio Zero</text:p>
          </table:table-cell>
          <table:table-cell office:value-type="string" calcext:value-type="string">
            <text:p>K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9r43cepfbtrkzk1xr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KK Dosaggio Zero</text:p>
          </table:table-cell>
          <table:table-cell office:value-type="string" calcext:value-type="string">
            <text:p>Kante</text:p>
          </table:table-cell>
          <table:table-cell office:value-type="float" office:value="42.3233" calcext:value-type="float">
            <text:p>42.32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Montris Blanc de blancs Brut nature</text:p>
          </table:table-cell>
          <table:table-cell office:value-type="string" calcext:value-type="string">
            <text:p>Martin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600" calcext:value-type="float">
            <text:p>26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e6j7zm7gxh0rj7z3f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Nature</text:p>
          </table:table-cell>
          <table:table-cell office:value-type="string" calcext:value-type="string">
            <text:p>Claire Martin</text:p>
          </table:table-cell>
          <table:table-cell office:value-type="float" office:value="29.973196" calcext:value-type="float">
            <text:p>29.9731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Zero Infinito (vino bianco frizzante fermentato in bott.)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410" calcext:value-type="float">
            <text:p>14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eh952zj77yrjbcmj1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Zero Infinito Cremisi</text:p>
          </table:table-cell>
          <table:table-cell office:value-type="string" calcext:value-type="string">
            <text:p>Pojer e Sandri</text:p>
          </table:table-cell>
          <table:table-cell office:value-type="float" office:value="49.506813" calcext:value-type="float">
            <text:p>49.5068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Trento Doc Brut 1223 kg </text:p>
          </table:table-cell>
          <table:table-cell office:value-type="string" calcext:value-type="string">
            <text:p>Cantine Mich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650" calcext:value-type="float">
            <text:p>16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r7hqb76dnv0q2a67h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Évochi Brut Rosè</text:p>
          </table:table-cell>
          <table:table-cell office:value-type="string" calcext:value-type="string">
            <text:p>Cantina Micheli</text:p>
          </table:table-cell>
          <table:table-cell office:value-type="float" office:value="23.891827" calcext:value-type="float">
            <text:p>23.8918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Franciacorta Cuvè Prestige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3340" calcext:value-type="float">
            <text:p>33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42.252083" calcext:value-type="float">
            <text:p>42.2520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Franciacorta Satèn – Millesimato</text:p>
          </table:table-cell>
          <table:table-cell office:value-type="string" calcext:value-type="string">
            <text:p>Contadi Cast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090" calcext:value-type="float">
            <text:p>209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rfqy88g9wmyjt4v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</text:p>
          </table:table-cell>
          <table:table-cell office:value-type="string" calcext:value-type="string">
            <text:p>Contadi Castaldi</text:p>
          </table:table-cell>
          <table:table-cell office:value-type="float" office:value="61.339573" calcext:value-type="float">
            <text:p>61.33957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Franciacorta Satèn – Millesimato MAG</text:p>
          </table:table-cell>
          <table:table-cell office:value-type="string" calcext:value-type="string">
            <text:p>Contadi Castald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4160" calcext:value-type="float">
            <text:p>4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rfqy88g9wmyjt4v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</text:p>
          </table:table-cell>
          <table:table-cell office:value-type="string" calcext:value-type="string">
            <text:p>Contadi Castaldi</text:p>
          </table:table-cell>
          <table:table-cell office:value-type="float" office:value="61.339573" calcext:value-type="float">
            <text:p>61.33957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Ferrari Perlè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2990" calcext:value-type="float">
            <text:p>29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29.168922" calcext:value-type="float">
            <text:p>29.1689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Ferrari Perlè Zero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5480" calcext:value-type="float">
            <text:p>54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048n1dp9m162cgx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Perlé Zero</text:p>
          </table:table-cell>
          <table:table-cell office:value-type="string" calcext:value-type="string">
            <text:p>Ferrari</text:p>
          </table:table-cell>
          <table:table-cell office:value-type="float" office:value="33.47814" calcext:value-type="float">
            <text:p>33.478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Blanc De Blancs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900" calcext:value-type="float">
            <text:p>16900</text:p>
          </table:table-cell>
          <table:table-cell office:value-type="float" office:value="8490" calcext:value-type="float">
            <text:p>84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Ruinart</text:p>
          </table:table-cell>
          <table:table-cell office:value-type="float" office:value="39.958862" calcext:value-type="float">
            <text:p>39.9588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Blanc De Blancs - MAG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20500" calcext:value-type="float">
            <text:p>20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Ruinart</text:p>
          </table:table-cell>
          <table:table-cell office:value-type="float" office:value="39.958862" calcext:value-type="float">
            <text:p>39.9588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Cuvée Brut</text:p>
          </table:table-cell>
          <table:table-cell office:value-type="string" calcext:value-type="string">
            <text:p>Beaum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95dk3d5x2y2nrcsc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Brut Champagne</text:p>
          </table:table-cell>
          <table:table-cell office:value-type="string" calcext:value-type="string">
            <text:p>Beaumet</text:p>
          </table:table-cell>
          <table:table-cell office:value-type="float" office:value="32.19519" calcext:value-type="float">
            <text:p>32.195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a Contessa - biody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290" calcext:value-type="float">
            <text:p>129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707565" calcext:value-type="float">
            <text:p>41.7075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eserve della Contessa MAG - biody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800" calcext:value-type="float">
            <text:p>7800</text:p>
          </table:table-cell>
          <table:table-cell office:value-type="float" office:value="2780" calcext:value-type="float">
            <text:p>27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5.44114" calcext:value-type="float">
            <text:p>45.441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nna Cru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400" calcext:value-type="float">
            <text:p>5400</text:p>
          </table:table-cell>
          <table:table-cell office:value-type="float" office:value="2140" calcext:value-type="float">
            <text:p>214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5677" calcext:value-type="float">
            <text:p>38.9356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nn Cru MAG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800" calcext:value-type="float">
            <text:p>10800</text:p>
          </table:table-cell>
          <table:table-cell office:value-type="float" office:value="4420" calcext:value-type="float">
            <text:p>44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6.9118" calcext:value-type="float">
            <text:p>36.911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3110" calcext:value-type="float">
            <text:p>31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083183" calcext:value-type="float">
            <text:p>42.08318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va Domus MA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400" calcext:value-type="float">
            <text:p>14400</text:p>
          </table:table-cell>
          <table:table-cell office:value-type="float" office:value="6580" calcext:value-type="float">
            <text:p>65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083183" calcext:value-type="float">
            <text:p>42.0831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2080" calcext:value-type="float">
            <text:p>208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toan MAG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600" calcext:value-type="float">
            <text:p>10600</text:p>
          </table:table-cell>
          <table:table-cell office:value-type="float" office:value="4480" calcext:value-type="float">
            <text:p>44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toan 3L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3" calcext:value-type="float">
            <text:p>2023</text:p>
          </table:table-cell>
          <table:table-cell office:value-type="float" office:value="21200" calcext:value-type="float">
            <text:p>21200</text:p>
          </table:table-cell>
          <table:table-cell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5900" calcext:value-type="float">
            <text:p>5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125427" calcext:value-type="float">
            <text:p>53.1254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ulsar Blanc – Natural wine in Anfora</text:p>
          </table:table-cell>
          <table:table-cell office:value-type="string" calcext:value-type="string">
            <text:p>Roberto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900" calcext:value-type="float">
            <text:p>6900</text:p>
          </table:table-cell>
          <table:table-cell office:value-type="float" office:value="3329" calcext:value-type="float">
            <text:p>332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42.657257" calcext:value-type="float">
            <text:p>42.6572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bendrot – Natural wine Wein.Werk</text:p>
          </table:table-cell>
          <table:table-cell office:value-type="string" calcext:value-type="string">
            <text:p>Thomas Niedermay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00" calcext:value-type="float">
            <text:p>6200</text:p>
          </table:table-cell>
          <table:table-cell office:value-type="float" office:value="2600" calcext:value-type="float">
            <text:p>26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ttjv54bh22bbxbm0w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.N. 06 Abendrot</text:p>
          </table:table-cell>
          <table:table-cell office:value-type="string" calcext:value-type="string">
            <text:p>Thomas Niedermayr - Hof Gandberg</text:p>
          </table:table-cell>
          <table:table-cell office:value-type="float" office:value="34.304916" calcext:value-type="float">
            <text:p>34.3049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 MA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800" calcext:value-type="float">
            <text:p>7800</text:p>
          </table:table-cell>
          <table:table-cell office:value-type="float" office:value="3354" calcext:value-type="float">
            <text:p>33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256454" calcext:value-type="float">
            <text:p>54.2564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„Löwengang“ - biodyn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650" calcext:value-type="float">
            <text:p>46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1.35976" calcext:value-type="float">
            <text:p>51.3597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„La Foa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039" calcext:value-type="float">
            <text:p>20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t7m9wgzbasn8qbm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17.564243" calcext:value-type="float">
            <text:p>17.56424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„La Foa“ Mag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480" calcext:value-type="float">
            <text:p>44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t7m9wgzbasn8qbm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17.564243" calcext:value-type="float">
            <text:p>17.5642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t.Valentin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6.26458" calcext:value-type="float">
            <text:p>46.264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Weissburgunder Ber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580" calcext:value-type="float">
            <text:p>158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brtfmc7f9fe7zqr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Berg</text:p>
          </table:table-cell>
          <table:table-cell office:value-type="string" calcext:value-type="string">
            <text:p>Ignaz Niedrist</text:p>
          </table:table-cell>
          <table:table-cell office:value-type="float" office:value="37.310356" calcext:value-type="float">
            <text:p>37.31035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„Schulthauser“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050" calcext:value-type="float">
            <text:p>10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qhvbre4ann8ryaw6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St. Michael-Eppan</text:p>
          </table:table-cell>
          <table:table-cell office:value-type="float" office:value="48.85813" calcext:value-type="float">
            <text:p>48.858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Doc </text:p>
          </table:table-cell>
          <table:table-cell office:value-type="string" calcext:value-type="string">
            <text:p>Klaus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950" calcext:value-type="float">
            <text:p>9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4a8ay6da9fr1pfedb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perg Weissburgunder</text:p>
          </table:table-cell>
          <table:table-cell office:value-type="string" calcext:value-type="string">
            <text:p>Klaus Lentsch</text:p>
          </table:table-cell>
          <table:table-cell office:value-type="float" office:value="41.428802" calcext:value-type="float">
            <text:p>41.4288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40" calcext:value-type="float">
            <text:p>134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rgreid</text:p>
          </table:table-cell>
          <table:table-cell office:value-type="float" office:value="57.378407" calcext:value-type="float">
            <text:p>57.3784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Porphyr &amp; Kalk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610" calcext:value-type="float">
            <text:p>16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jgdxnm7093gd42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orphyr &amp; Kalk</text:p>
          </table:table-cell>
          <table:table-cell office:value-type="string" calcext:value-type="string">
            <text:p>Ignaz Niedrist</text:p>
          </table:table-cell>
          <table:table-cell office:value-type="float" office:value="42.760353" calcext:value-type="float">
            <text:p>42.76035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afò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039" calcext:value-type="float">
            <text:p>20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8.488186" calcext:value-type="float">
            <text:p>28.4881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afòa – MAG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480" calcext:value-type="float">
            <text:p>44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8.488186" calcext:value-type="float">
            <text:p>28.4881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3729" calcext:value-type="float">
            <text:p>37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90149" calcext:value-type="float">
            <text:p>39.9014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Quarz – MA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5600" calcext:value-type="float">
            <text:p>15600</text:p>
          </table:table-cell>
          <table:table-cell office:value-type="float" office:value="7830" calcext:value-type="float">
            <text:p>78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90149" calcext:value-type="float">
            <text:p>39.9014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TWC (The Wine Collection)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100" calcext:value-type="float">
            <text:p>14100</text:p>
          </table:table-cell>
          <table:table-cell office:value-type="float" office:value="8109" calcext:value-type="float">
            <text:p>81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2hjp0ptj1mn4wbnh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St. Michael-Eppan</text:p>
          </table:table-cell>
          <table:table-cell office:value-type="float" office:value="52.14436" calcext:value-type="float">
            <text:p>52.144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DOC</text:p>
          </table:table-cell>
          <table:table-cell office:value-type="string" calcext:value-type="string">
            <text:p>Bergkellerei Passe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2170" calcext:value-type="float">
            <text:p>217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4wtv4j9mbxqj46g1m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Bergkellerei Passeier</text:p>
          </table:table-cell>
          <table:table-cell office:value-type="float" office:value="51.904186" calcext:value-type="float">
            <text:p>51.9041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– MAG</text:p>
          </table:table-cell>
          <table:table-cell office:value-type="string" calcext:value-type="string">
            <text:p>Köfer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200" calcext:value-type="float">
            <text:p>7200</text:p>
          </table:table-cell>
          <table:table-cell office:value-type="float" office:value="3360" calcext:value-type="float">
            <text:p>33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6ek6qyh1x0vdg8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 office:value-type="float" office:value="38.60428" calcext:value-type="float">
            <text:p>38.604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wein.werk</text:p>
          </table:table-cell>
          <table:table-cell office:value-type="string" calcext:value-type="string">
            <text:p>Griess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270" calcext:value-type="float">
            <text:p>127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42mc2ckpnjnwm92mr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Wein Sucht Name! Trocken</text:p>
          </table:table-cell>
          <table:table-cell office:value-type="string" calcext:value-type="string">
            <text:p>Brühler Hof</text:p>
          </table:table-cell>
          <table:table-cell office:value-type="float" office:value="20.104424" calcext:value-type="float">
            <text:p>20.1044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MAG wein.werk</text:p>
          </table:table-cell>
          <table:table-cell office:value-type="string" calcext:value-type="string">
            <text:p>Griesser 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600" calcext:value-type="float">
            <text:p>7600</text:p>
          </table:table-cell>
          <table:table-cell office:value-type="float" office:value="3670" calcext:value-type="float">
            <text:p>36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42mc2ckpnjnwm92mr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Wein Sucht Name! Trocken</text:p>
          </table:table-cell>
          <table:table-cell office:value-type="string" calcext:value-type="string">
            <text:p>Brühler Hof</text:p>
          </table:table-cell>
          <table:table-cell office:value-type="float" office:value="20.104424" calcext:value-type="float">
            <text:p>20.1044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Kontour - Natural wine</text:p>
          </table:table-cell>
          <table:table-cell office:value-type="string" calcext:value-type="string">
            <text:p>Rie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qpx5yyx58k47se3we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Kontur Bio</text:p>
          </table:table-cell>
          <table:table-cell office:value-type="string" calcext:value-type="string">
            <text:p>Rielinger</text:p>
          </table:table-cell>
          <table:table-cell office:value-type="float" office:value="44.912045" calcext:value-type="float">
            <text:p>44.9120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620" calcext:value-type="float">
            <text:p>16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6635" calcext:value-type="float">
            <text:p>33.66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1520" calcext:value-type="float">
            <text:p>15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150566" calcext:value-type="float">
            <text:p>33.1505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2230" calcext:value-type="float">
            <text:p>22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xy7znx9ckcz7p9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155577" calcext:value-type="float">
            <text:p>30.1555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Campan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1130" calcext:value-type="float">
            <text:p>11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dqz08t30v9h7213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Campaner</text:p>
          </table:table-cell>
          <table:table-cell office:value-type="string" calcext:value-type="string">
            <text:p>Kellerei Kaltern</text:p>
          </table:table-cell>
          <table:table-cell office:value-type="float" office:value="33.049526" calcext:value-type="float">
            <text:p>33.0495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“Am Sand” - biodyn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730" calcext:value-type="float">
            <text:p>17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q68dk5596455bga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Am Sand</text:p>
          </table:table-cell>
          <table:table-cell office:value-type="string" calcext:value-type="string">
            <text:p>Alois Lageder</text:p>
          </table:table-cell>
          <table:table-cell office:value-type="float" office:value="55.383003" calcext:value-type="float">
            <text:p>55.3830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2210" calcext:value-type="float">
            <text:p>22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4.3513" calcext:value-type="float">
            <text:p>34.35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- Selezion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045" calcext:value-type="float">
            <text:p>104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rmz17rr3jndp6gf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(Selezione)</text:p>
          </table:table-cell>
          <table:table-cell office:value-type="string" calcext:value-type="string">
            <text:p>Elena Walch</text:p>
          </table:table-cell>
          <table:table-cell office:value-type="float" office:value="46.41931" calcext:value-type="float">
            <text:p>46.419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– Natural wine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700" calcext:value-type="float">
            <text:p>5700</text:p>
          </table:table-cell>
          <table:table-cell office:value-type="float" office:value="2090" calcext:value-type="float">
            <text:p>20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5s79cmyjcmq5k4b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 office:value-type="float" office:value="42.504448" calcext:value-type="float">
            <text:p>42.50444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Kamen – Natural wine in Pietra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4650" calcext:value-type="float">
            <text:p>46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5w0c2eem5t6ga8jt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 Kamen</text:p>
          </table:table-cell>
          <table:table-cell office:value-type="string" calcext:value-type="string">
            <text:p>Zidarich</text:p>
          </table:table-cell>
          <table:table-cell office:value-type="float" office:value="53.71058" calcext:value-type="float">
            <text:p>53.710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 “Damijan”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900" calcext:value-type="float">
            <text:p>5900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2bp6qaq79nwsma1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Damijan Podversic</text:p>
          </table:table-cell>
          <table:table-cell office:value-type="float" office:value="56.424377" calcext:value-type="float">
            <text:p>56.4243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Collio DOC - Natural wine</text:p>
          </table:table-cell>
          <table:table-cell office:value-type="string" calcext:value-type="string">
            <text:p>La Castella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00" calcext:value-type="float">
            <text:p>4900</text:p>
          </table:table-cell>
          <table:table-cell office:value-type="float" office:value="2080" calcext:value-type="float">
            <text:p>208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7cq30eb9nwmtzcyp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La Castellada</text:p>
          </table:table-cell>
          <table:table-cell office:value-type="float" office:value="45.197945" calcext:value-type="float">
            <text:p>45.1979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- Fuoripista - Natural vine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2450" calcext:value-type="float">
            <text:p>24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a96bwk4ndvb716s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Fuoripista</text:p>
          </table:table-cell>
          <table:table-cell office:value-type="string" calcext:value-type="string">
            <text:p>Foradori</text:p>
          </table:table-cell>
          <table:table-cell office:value-type="float" office:value="48.347534" calcext:value-type="float">
            <text:p>48.3475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990" calcext:value-type="float">
            <text:p>99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d5v4crsdwkrrep85q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Oasi Mantellina</text:p>
          </table:table-cell>
          <table:table-cell office:value-type="string" calcext:value-type="string">
            <text:p>Allegrini</text:p>
          </table:table-cell>
          <table:table-cell office:value-type="float" office:value="34.226982" calcext:value-type="float">
            <text:p>34.2269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rebbiano d'Abruzzo - Anfora</text:p>
          </table:table-cell>
          <table:table-cell office:value-type="string" calcext:value-type="string">
            <text:p>Az.Agr.Ci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s6g36hac3gprvyz9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 'Anfora'</text:p>
          </table:table-cell>
          <table:table-cell office:value-type="string" calcext:value-type="string">
            <text:p>Cirelli</text:p>
          </table:table-cell>
          <table:table-cell office:value-type="float" office:value="49.20475" calcext:value-type="float">
            <text:p>49.204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eco di Tufo</text:p>
          </table:table-cell>
          <table:table-cell office:value-type="string" calcext:value-type="string">
            <text:p>Di Me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290" calcext:value-type="float">
            <text:p>12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j9rwphgtkynqcfbr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co di Tufo</text:p>
          </table:table-cell>
          <table:table-cell office:value-type="string" calcext:value-type="string">
            <text:p>Azienda Agricola di Meo</text:p>
          </table:table-cell>
          <table:table-cell office:value-type="float" office:value="34.944954" calcext:value-type="float">
            <text:p>34.9449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illo Sicilia doc bio</text:p>
          </table:table-cell>
          <table:table-cell office:value-type="string" calcext:value-type="string">
            <text:p>Tenuta Bastona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100" calcext:value-type="float">
            <text:p>3100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tp1p916s5ne3n99y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illo</text:p>
          </table:table-cell>
          <table:table-cell office:value-type="string" calcext:value-type="string">
            <text:p>Tenuta Bastonaca</text:p>
          </table:table-cell>
          <table:table-cell office:value-type="float" office:value="44.95283" calcext:value-type="float">
            <text:p>44.9528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Terrassen Federsp.</text:p>
          </table:table-cell>
          <table:table-cell office:value-type="string" calcext:value-type="string">
            <text:p>Pie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90" calcext:value-type="float">
            <text:p>109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91k83rmm201wba60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assen Grüner Veltliner</text:p>
          </table:table-cell>
          <table:table-cell office:value-type="string" calcext:value-type="string">
            <text:p>Weingut Piewald</text:p>
          </table:table-cell>
          <table:table-cell office:value-type="float" office:value="40.786682" calcext:value-type="float">
            <text:p>40.7866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- Kolmütz</text:p>
          </table:table-cell>
          <table:table-cell office:value-type="string" calcext:value-type="string">
            <text:p>R.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400" calcext:value-type="float">
            <text:p>8400</text:p>
          </table:table-cell>
          <table:table-cell office:value-type="float" office:value="3515" calcext:value-type="float">
            <text:p>35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c1wxsqw0mrea1w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ollmütz Grüner Veltliner Smaragd</text:p>
          </table:table-cell>
          <table:table-cell office:value-type="string" calcext:value-type="string">
            <text:p>Rudi Pichler</text:p>
          </table:table-cell>
          <table:table-cell office:value-type="float" office:value="39.705395" calcext:value-type="float">
            <text:p>39.705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Pfaffenberg Undhof</text:p>
          </table:table-cell>
          <table:table-cell office:value-type="string" calcext:value-type="string">
            <text:p>Erich Salo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900" calcext:value-type="float">
            <text:p>7900</text:p>
          </table:table-cell>
          <table:table-cell office:value-type="float" office:value="2805" calcext:value-type="float">
            <text:p>28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y8pz3p67sz50r3wqy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Undhof Auslese</text:p>
          </table:table-cell>
          <table:table-cell office:value-type="string" calcext:value-type="string">
            <text:p>Salomon Undhof</text:p>
          </table:table-cell>
          <table:table-cell office:value-type="float" office:value="35.13671" calcext:value-type="float">
            <text:p>35.1367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maragd – Loibenberg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3890" calcext:value-type="float">
            <text:p>389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f4989k8ry1r5hfw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 Ried Loibenberg</text:p>
          </table:table-cell>
          <table:table-cell office:value-type="string" calcext:value-type="string">
            <text:p>Weingut Knoll</text:p>
          </table:table-cell>
          <table:table-cell office:value-type="float" office:value="34.8426" calcext:value-type="float">
            <text:p>34.84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Mosel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1150" calcext:value-type="float">
            <text:p>11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862qnjxsrc5jdx2h7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Beerenauslese</text:p>
          </table:table-cell>
          <table:table-cell office:value-type="string" calcext:value-type="string">
            <text:p>Schloss Lieser</text:p>
          </table:table-cell>
          <table:table-cell office:value-type="float" office:value="37.554157" calcext:value-type="float">
            <text:p>37.5541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Doosberg GG</text:p>
          </table:table-cell>
          <table:table-cell office:value-type="string" calcext:value-type="string">
            <text:p>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400" calcext:value-type="float">
            <text:p>11400</text:p>
          </table:table-cell>
          <table:table-cell office:value-type="float" office:value="5600" calcext:value-type="float">
            <text:p>5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gh56k5d6nb8j3cr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Doosberg GG</text:p>
          </table:table-cell>
          <table:table-cell office:value-type="string" calcext:value-type="string">
            <text:p>Peter Jakob Kühn</text:p>
          </table:table-cell>
          <table:table-cell office:value-type="float" office:value="44.879044" calcext:value-type="float">
            <text:p>44.87904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Ruppertsberger Hoheburg P.C.</text:p>
          </table:table-cell>
          <table:table-cell office:value-type="string" calcext:value-type="string">
            <text:p>Burklin-Wol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400" calcext:value-type="float">
            <text:p>7400</text:p>
          </table:table-cell>
          <table:table-cell office:value-type="float" office:value="3115" calcext:value-type="float">
            <text:p>31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f2e8b0vn1dcvxv93b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uppertsberger Hoheburg Riesling Spätlese</text:p>
          </table:table-cell>
          <table:table-cell office:value-type="string" calcext:value-type="string">
            <text:p>Dr. Bürklin-Wolf</text:p>
          </table:table-cell>
          <table:table-cell office:value-type="float" office:value="48.677933" calcext:value-type="float">
            <text:p>48.6779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almuth Silvaner </text:p>
          </table:table-cell>
          <table:table-cell office:value-type="string" calcext:value-type="string">
            <text:p>Fürst Löw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770" calcext:value-type="float">
            <text:p>17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6aveb6dvryxjaxrc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sphodill Kallmuth GG Silvaner</text:p>
          </table:table-cell>
          <table:table-cell office:value-type="string" calcext:value-type="string">
            <text:p>Fürst Löwenstein</text:p>
          </table:table-cell>
          <table:table-cell office:value-type="float" office:value="48.310837" calcext:value-type="float">
            <text:p>48.3108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Vielles Vignes (Chardonnay)</text:p>
          </table:table-cell>
          <table:table-cell office:value-type="string" calcext:value-type="string">
            <text:p>Thierry Laff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100" calcext:value-type="float">
            <text:p>610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9642g3g8yfknp1433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 Vigne Chablis</text:p>
          </table:table-cell>
          <table:table-cell office:value-type="string" calcext:value-type="string">
            <text:p>Thierry Laffay</text:p>
          </table:table-cell>
          <table:table-cell office:value-type="float" office:value="51.46627" calcext:value-type="float">
            <text:p>51.466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ermess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0.26331" calcext:value-type="float">
            <text:p>50.263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ermesse – MA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5200" calcext:value-type="float">
            <text:p>15200</text:p>
          </table:table-cell>
          <table:table-cell office:value-type="float" office:value="6800" calcext:value-type="float">
            <text:p>6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0.26331" calcext:value-type="float">
            <text:p>50.2633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400" calcext:value-type="float">
            <text:p>5400</text:p>
          </table:table-cell>
          <table:table-cell office:value-type="float" office:value="2120" calcext:value-type="float">
            <text:p>21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5.878302" calcext:value-type="float">
            <text:p>25.8783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rnelius – MAG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4640" calcext:value-type="float">
            <text:p>46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5.878302" calcext:value-type="float">
            <text:p>25.8783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Schull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990" calcext:value-type="float">
            <text:p>39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40.448868" calcext:value-type="float">
            <text:p>40.4488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cus - MAG</text:p>
          </table:table-cell>
          <table:table-cell office:value-type="string" calcext:value-type="string">
            <text:p>Schulli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000" calcext:value-type="float">
            <text:p>17000</text:p>
          </table:table-cell>
          <table:table-cell office:value-type="float" office:value="8210" calcext:value-type="float">
            <text:p>8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40.448868" calcext:value-type="float">
            <text:p>40.4488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30" calcext:value-type="float">
            <text:p>183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3.355766" calcext:value-type="float">
            <text:p>33.3557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ma – MAG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600" calcext:value-type="float">
            <text:p>9600</text:p>
          </table:table-cell>
          <table:table-cell office:value-type="float" office:value="3950" calcext:value-type="float">
            <text:p>39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3.355766" calcext:value-type="float">
            <text:p>33.3557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T Mitterberg "Luis" Wein.Werk</text:p>
          </table:table-cell>
          <table:table-cell office:value-type="string" calcext:value-type="string">
            <text:p>Luis Oberrau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" calcext:value-type="float">
            <text:p>4700</text:p>
          </table:table-cell>
          <table:table-cell office:value-type="float" office:value="1789" calcext:value-type="float">
            <text:p>178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grdv6gpg0hdrgpxf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t Bio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38.402126" calcext:value-type="float">
            <text:p>38.4021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448 slm Rosso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600" calcext:value-type="float">
            <text:p>2600</text:p>
          </table:table-cell>
          <table:table-cell office:value-type="float" office:value="595" calcext:value-type="float">
            <text:p>59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27smcawnqwrk18k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48 s.l.m. Rosso</text:p>
          </table:table-cell>
          <table:table-cell office:value-type="string" calcext:value-type="string">
            <text:p>Girlan</text:p>
          </table:table-cell>
          <table:table-cell office:value-type="float" office:value="36.828712" calcext:value-type="float">
            <text:p>36.82871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schleier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46.140152" calcext:value-type="float">
            <text:p>46.1401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alterersee Erbe und Auftrag</text:p>
          </table:table-cell>
          <table:table-cell office:value-type="string" calcext:value-type="string">
            <text:p>Andi Sölw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00" calcext:value-type="float">
            <text:p>5700</text:p>
          </table:table-cell>
          <table:table-cell office:value-type="float" office:value="2290" calcext:value-type="float">
            <text:p>229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ncxnpkv6z1cs14t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be &amp; Auftrag Kalterersee</text:p>
          </table:table-cell>
          <table:table-cell office:value-type="string" calcext:value-type="string">
            <text:p>Weingut Andi Sölva</text:p>
          </table:table-cell>
          <table:table-cell office:value-type="float" office:value="54.893227" calcext:value-type="float">
            <text:p>54.8932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irus</text:p>
          </table:table-cell>
          <table:table-cell office:value-type="string" calcext:value-type="string">
            <text:p>Kand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2690" calcext:value-type="float">
            <text:p>26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gm1swgjh18fwv8st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Mirus</text:p>
          </table:table-cell>
          <table:table-cell office:value-type="string" calcext:value-type="string">
            <text:p>Kandlerhof</text:p>
          </table:table-cell>
          <table:table-cell office:value-type="float" office:value="41.419624" calcext:value-type="float">
            <text:p>41.4196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- Huck am Bach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860" calcext:value-type="float">
            <text:p>86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wbg42htkesv22mq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Huck am Ba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3.826656" calcext:value-type="float">
            <text:p>53.82665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. Sauvig. Ris. “kunst.stück” 1,5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3600" calcext:value-type="float">
            <text:p>1360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n4bsypkqs0cvt08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unst.Stück</text:p>
          </table:table-cell>
          <table:table-cell office:value-type="string" calcext:value-type="string">
            <text:p>Kellerei Kaltern</text:p>
          </table:table-cell>
          <table:table-cell office:value-type="float" office:value="36.889828" calcext:value-type="float">
            <text:p>36.8898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Staves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200" calcext:value-type="float">
            <text:p>5200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4kvvj52rschzzz1a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aves Merlot</text:p>
          </table:table-cell>
          <table:table-cell office:value-type="string" calcext:value-type="string">
            <text:p>Kornell</text:p>
          </table:table-cell>
          <table:table-cell office:value-type="float" office:value="32.54877" calcext:value-type="float">
            <text:p>32.5487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Ris. Campan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1150" calcext:value-type="float">
            <text:p>11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28.474781" calcext:value-type="float">
            <text:p>28.47478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Ris. Campaner 1,5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400" calcext:value-type="float">
            <text:p>7400</text:p>
          </table:table-cell>
          <table:table-cell office:value-type="float" office:value="2910" calcext:value-type="float">
            <text:p>29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28.474781" calcext:value-type="float">
            <text:p>28.47478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Ris. Campaner 3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14800" calcext:value-type="float">
            <text:p>14800</text:p>
          </table:table-cell>
          <table:table-cell office:value-type="float" office:value="6170" calcext:value-type="float">
            <text:p>6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28.474781" calcext:value-type="float">
            <text:p>28.4747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arone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2990" calcext:value-type="float">
            <text:p>29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p7efdbb2jn10grra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Cabarone</text:p>
          </table:table-cell>
          <table:table-cell office:value-type="string" calcext:value-type="string">
            <text:p>Kellerei Kaltern - Project XXX</text:p>
          </table:table-cell>
          <table:table-cell office:value-type="float" office:value="19.944284" calcext:value-type="float">
            <text:p>19.9442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"Barleit" - Anfora</text:p>
          </table:table-cell>
          <table:table-cell office:value-type="string" calcext:value-type="string">
            <text:p>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700" calcext:value-type="float">
            <text:p>7700</text:p>
          </table:table-cell>
          <table:table-cell office:value-type="float" office:value="3400" calcext:value-type="float">
            <text:p>34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mjby94bk4zjbdfcg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Barleith Bio</text:p>
          </table:table-cell>
          <table:table-cell office:value-type="string" calcext:value-type="string">
            <text:p>Tröpfltalhof</text:p>
          </table:table-cell>
          <table:table-cell office:value-type="float" office:value="43.33445" calcext:value-type="float">
            <text:p>43.334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 Riserva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400" calcext:value-type="float">
            <text:p>6400</text:p>
          </table:table-cell>
          <table:table-cell office:value-type="float" office:value="2650" calcext:value-type="float">
            <text:p>26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pb5sxb65f39ntdv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</text:p>
          </table:table-cell>
          <table:table-cell office:value-type="string" calcext:value-type="string">
            <text:p>Tenuta Nicolussi Leck</text:p>
          </table:table-cell>
          <table:table-cell office:value-type="float" office:value="45.377274" calcext:value-type="float">
            <text:p>45.3772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 Riserva Mag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2800" calcext:value-type="float">
            <text:p>128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pb5sxb65f39ntdv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</text:p>
          </table:table-cell>
          <table:table-cell office:value-type="string" calcext:value-type="string">
            <text:p>Tenuta Nicolussi Leck</text:p>
          </table:table-cell>
          <table:table-cell office:value-type="float" office:value="45.377274" calcext:value-type="float">
            <text:p>45.3772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700" calcext:value-type="float">
            <text:p>7700</text:p>
          </table:table-cell>
          <table:table-cell office:value-type="float" office:value="3429" calcext:value-type="float">
            <text:p>342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20036" calcext:value-type="float">
            <text:p>39.22003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Brenntal – MAG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5400" calcext:value-type="float">
            <text:p>15400</text:p>
          </table:table-cell>
          <table:table-cell office:value-type="float" office:value="7270" calcext:value-type="float">
            <text:p>72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20036" calcext:value-type="float">
            <text:p>39.2200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Freiherr</text:p>
          </table:table-cell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00" calcext:value-type="float">
            <text:p>5100</text:p>
          </table:table-cell>
          <table:table-cell office:value-type="float" office:value="2030" calcext:value-type="float">
            <text:p>203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qz8cetfkw8ay0bc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reiherr</text:p>
          </table:table-cell>
          <table:table-cell office:value-type="string" calcext:value-type="string">
            <text:p>Kellerei Meran</text:p>
          </table:table-cell>
          <table:table-cell office:value-type="float" office:value="35.65032" calcext:value-type="float">
            <text:p>35.650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Berger Gei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300" calcext:value-type="float">
            <text:p>6300</text:p>
          </table:table-cell>
          <table:table-cell office:value-type="float" office:value="2590" calcext:value-type="float">
            <text:p>25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Riserva Berger Gei</text:p>
          </table:table-cell>
          <table:table-cell office:value-type="string" calcext:value-type="string">
            <text:p>Ignaz Niedrist</text:p>
          </table:table-cell>
          <table:table-cell office:value-type="float" office:value="41.98972" calcext:value-type="float">
            <text:p>41.9897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Berger Gei MA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600" calcext:value-type="float">
            <text:p>12600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Riserva Berger Gei</text:p>
          </table:table-cell>
          <table:table-cell office:value-type="string" calcext:value-type="string">
            <text:p>Ignaz Niedrist</text:p>
          </table:table-cell>
          <table:table-cell office:value-type="float" office:value="41.98972" calcext:value-type="float">
            <text:p>41.9897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Manus – MAG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200" calcext:value-type="float">
            <text:p>15200</text:p>
          </table:table-cell>
          <table:table-cell office:value-type="float" office:value="8210" calcext:value-type="float">
            <text:p>8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tr1q249t3zs94fj43a852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 office:value-type="float" office:value="47.479748" calcext:value-type="float">
            <text:p>47.4797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Sepp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tr5k8xyn4qjr4ds9jnsfkd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Sepp</text:p>
          </table:table-cell>
          <table:table-cell office:value-type="string" calcext:value-type="string">
            <text:p>Tenuta Nicolussi Leck</text:p>
          </table:table-cell>
          <table:table-cell office:value-type="float" office:value="54.501133" calcext:value-type="float">
            <text:p>54.5011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Sepp -MAG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3250" calcext:value-type="float">
            <text:p>32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tr5k8xyn4qjr4ds9jnsfkd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Sepp</text:p>
          </table:table-cell>
          <table:table-cell office:value-type="string" calcext:value-type="string">
            <text:p>Tenuta Nicolussi Leck</text:p>
          </table:table-cell>
          <table:table-cell office:value-type="float" office:value="54.501133" calcext:value-type="float">
            <text:p>54.5011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4110" calcext:value-type="float">
            <text:p>4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orphyr - MA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800" calcext:value-type="float">
            <text:p>17800</text:p>
          </table:table-cell>
          <table:table-cell office:value-type="float" office:value="7930" calcext:value-type="float">
            <text:p>79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orphyr – 3 L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33000" calcext:value-type="float">
            <text:p>33000</text:p>
          </table:table-cell>
          <table:table-cell office:value-type="float" office:value="17840" calcext:value-type="float">
            <text:p>178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300" calcext:value-type="float">
            <text:p>7300</text:p>
          </table:table-cell>
          <table:table-cell office:value-type="float" office:value="3190" calcext:value-type="float">
            <text:p>31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31505" calcext:value-type="float">
            <text:p>36.315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Taber – MAG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600" calcext:value-type="float">
            <text:p>14600</text:p>
          </table:table-cell>
          <table:table-cell office:value-type="float" office:value="6650" calcext:value-type="float">
            <text:p>66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31505" calcext:value-type="float">
            <text:p>36.315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Greif Mag</text:p>
          </table:table-cell>
          <table:table-cell table:style-name="ce1"/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6600" calcext:value-type="float">
            <text:p>660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xb5y2yrmh725ejet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vantgarde Lagrein Trocken</text:p>
          </table:table-cell>
          <table:table-cell office:value-type="string" calcext:value-type="string">
            <text:p>Bergdolt-Reif &amp; Nett</text:p>
          </table:table-cell>
          <table:table-cell office:value-type="float" office:value="19.284111" calcext:value-type="float">
            <text:p>19.2841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20" calcext:value-type="float">
            <text:p>182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q038w7zcrcgte80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Ansitz Waldgries</text:p>
          </table:table-cell>
          <table:table-cell office:value-type="float" office:value="36.18589" calcext:value-type="float">
            <text:p>36.185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Abtei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100" calcext:value-type="float">
            <text:p>6100</text:p>
          </table:table-cell>
          <table:table-cell office:value-type="float" office:value="2450" calcext:value-type="float">
            <text:p>24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51.891373" calcext:value-type="float">
            <text:p>51.8913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Abtei – Magnum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2200" calcext:value-type="float">
            <text:p>12200</text:p>
          </table:table-cell>
          <table:table-cell office:value-type="float" office:value="4890" calcext:value-type="float">
            <text:p>48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51.891373" calcext:value-type="float">
            <text:p>51.8913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</text:p>
          </table:table-cell>
          <table:table-cell office:value-type="string" calcext:value-type="string">
            <text:p>Castel Sal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140" calcext:value-type="float">
            <text:p>11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fp2fbj9ggen5qe2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Castel Schwanburg</text:p>
          </table:table-cell>
          <table:table-cell office:value-type="float" office:value="22.34018" calcext:value-type="float">
            <text:p>22.340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600" calcext:value-type="float">
            <text:p>6600</text:p>
          </table:table-cell>
          <table:table-cell office:value-type="float" office:value="2890" calcext:value-type="float">
            <text:p>28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34.07245" calcext:value-type="float">
            <text:p>34.072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er Ris Ma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200" calcext:value-type="float">
            <text:p>13200</text:p>
          </table:table-cell>
          <table:table-cell office:value-type="float" office:value="6220" calcext:value-type="float">
            <text:p>62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31.342392" calcext:value-type="float">
            <text:p>31.34239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Mason de Mason - biody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800" calcext:value-type="float">
            <text:p>10800</text:p>
          </table:table-cell>
          <table:table-cell office:value-type="float" office:value="5600" calcext:value-type="float">
            <text:p>56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8jt956tpj87xh1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Bio</text:p>
          </table:table-cell>
          <table:table-cell office:value-type="string" calcext:value-type="string">
            <text:p>Manincor</text:p>
          </table:table-cell>
          <table:table-cell office:value-type="float" office:value="38.906284" calcext:value-type="float">
            <text:p>38.90628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300" calcext:value-type="float">
            <text:p>6300</text:p>
          </table:table-cell>
          <table:table-cell office:value-type="float" office:value="2580" calcext:value-type="float">
            <text:p>25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vd8f4ev5cj34yy2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25.371605" calcext:value-type="float">
            <text:p>25.37160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Praepositus - Magnum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2600" calcext:value-type="float">
            <text:p>12600</text:p>
          </table:table-cell>
          <table:table-cell office:value-type="float" office:value="5140" calcext:value-type="float">
            <text:p>51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vd8f4ev5cj34yy2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25.371605" calcext:value-type="float">
            <text:p>25.3716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 Trattman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200" calcext:value-type="float">
            <text:p>7200</text:p>
          </table:table-cell>
          <table:table-cell office:value-type="float" office:value="2970" calcext:value-type="float">
            <text:p>297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6.847088" calcext:value-type="float">
            <text:p>36.8470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 Trattmann – Magnum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4400" calcext:value-type="float">
            <text:p>14400</text:p>
          </table:table-cell>
          <table:table-cell office:value-type="float" office:value="6290" calcext:value-type="float">
            <text:p>62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6.847088" calcext:value-type="float">
            <text:p>36.8470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"Vigna Ganger"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300" calcext:value-type="float">
            <text:p>1630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38.041416" calcext:value-type="float">
            <text:p>38.0414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"Vigna Ganger"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100" calcext:value-type="float">
            <text:p>161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38.041416" calcext:value-type="float">
            <text:p>38.0414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„Vigna Ganger“ MAG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31500" calcext:value-type="float">
            <text:p>31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38.041416" calcext:value-type="float">
            <text:p>38.0414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erva Fallwind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1630" calcext:value-type="float">
            <text:p>16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wdt58jpxa9gz4kz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wind Lagrein Riserva</text:p>
          </table:table-cell>
          <table:table-cell office:value-type="string" calcext:value-type="string">
            <text:p>St. Michael-Eppan</text:p>
          </table:table-cell>
          <table:table-cell office:value-type="float" office:value="50.3712" calcext:value-type="float">
            <text:p>50.371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Hausmannhof - bio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2250" calcext:value-type="float">
            <text:p>2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szx0c3dj3ag9bpy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igna Hausmannhof</text:p>
          </table:table-cell>
          <table:table-cell office:value-type="string" calcext:value-type="string">
            <text:p>Haderburg</text:p>
          </table:table-cell>
          <table:table-cell office:value-type="float" office:value="45.986042" calcext:value-type="float">
            <text:p>45.9860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Matan</text:p>
          </table:table-cell>
          <table:table-cell office:value-type="string" calcext:value-type="string">
            <text:p>Pfits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8d7getsnyf8992dz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 office:value-type="float" office:value="38.193455" calcext:value-type="float">
            <text:p>38.1934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. Pinot Noir</text:p>
          </table:table-cell>
          <table:table-cell office:value-type="string" calcext:value-type="string">
            <text:p>Wild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200" calcext:value-type="float">
            <text:p>82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ftbpjgdg0962h54rb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lo Vineyards Pinot Noir</text:p>
          </table:table-cell>
          <table:table-cell office:value-type="string" calcext:value-type="string">
            <text:p>Willmon</text:p>
          </table:table-cell>
          <table:table-cell office:value-type="float" office:value="29.668823" calcext:value-type="float">
            <text:p>29.6688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Skytos</text:p>
          </table:table-cell>
          <table:table-cell office:value-type="string" calcext:value-type="string">
            <text:p>Ansitz 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500" calcext:value-type="float">
            <text:p>5500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m0f8st53a2dywe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kythos</text:p>
          </table:table-cell>
          <table:table-cell office:value-type="string" calcext:value-type="string">
            <text:p>Ansitz Dolomytos Sacker</text:p>
          </table:table-cell>
          <table:table-cell office:value-type="float" office:value="50.46201" calcext:value-type="float">
            <text:p>50.4620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erva TWC (The Wine Collection)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9190" calcext:value-type="float">
            <text:p>91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- The Wine Collection</text:p>
          </table:table-cell>
          <table:table-cell office:value-type="string" calcext:value-type="string">
            <text:p>St. Michael-Eppan</text:p>
          </table:table-cell>
          <table:table-cell office:value-type="float" office:value="50.16926" calcext:value-type="float">
            <text:p>50.169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 Quadratura – Winecircus</text:p>
          </table:table-cell>
          <table:table-cell office:value-type="string" calcext:value-type="string">
            <text:p>Roberto Cipre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100" calcext:value-type="float">
            <text:p>4100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ejw211s513a744w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Quadratura</text:p>
          </table:table-cell>
          <table:table-cell office:value-type="string" calcext:value-type="string">
            <text:p>Roberto Cipresso</text:p>
          </table:table-cell>
          <table:table-cell office:value-type="float" office:value="51.39641" calcext:value-type="float">
            <text:p>51.396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atel IGT Bio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00" calcext:value-type="float">
            <text:p>3500</text:p>
          </table:table-cell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5k74jzqrxfe4ypa43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atèl</text:p>
          </table:table-cell>
          <table:table-cell office:value-type="string" calcext:value-type="string">
            <text:p>Cesconi</text:p>
          </table:table-cell>
          <table:table-cell office:value-type="float" office:value="34.268154" calcext:value-type="float">
            <text:p>34.2681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atel IGT Bio - Magnum</text:p>
          </table:table-cell>
          <table:table-cell table:style-name="ce1"/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290" calcext:value-type="float">
            <text:p>22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c910f9yc8pf2wbbv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ate Tinto</text:p>
          </table:table-cell>
          <table:table-cell office:value-type="string" calcext:value-type="string">
            <text:p>Bodegas Pablo Morate</text:p>
          </table:table-cell>
          <table:table-cell office:value-type="float" office:value="23.413269" calcext:value-type="float">
            <text:p>23.4132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BIO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80" calcext:value-type="float">
            <text:p>138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Granato Bio</text:p>
          </table:table-cell>
          <table:table-cell office:value-type="string" calcext:value-type="string">
            <text:p>Foradori</text:p>
          </table:table-cell>
          <table:table-cell office:value-type="float" office:value="42.335506" calcext:value-type="float">
            <text:p>42.3355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900" calcext:value-type="float">
            <text:p>129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800" calcext:value-type="float">
            <text:p>11800</text:p>
          </table:table-cell>
          <table:table-cell office:value-type="float" office:value="5800" calcext:value-type="float">
            <text:p>58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 MAG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4500" calcext:value-type="float">
            <text:p>24500</text:p>
          </table:table-cell>
          <table:table-cell office:value-type="float" office:value="12800" calcext:value-type="float">
            <text:p>12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OCG BIO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190" calcext:value-type="float">
            <text:p>11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7.51775" calcext:value-type="float">
            <text:p>47.517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OCG Bio Mag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590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7.51775" calcext:value-type="float">
            <text:p>47.51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OCG</text:p>
          </table:table-cell>
          <table:table-cell office:value-type="string" calcext:value-type="string">
            <text:p>Riec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580" calcext:value-type="float">
            <text:p>15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7yew4bvzngmsq0z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Riecine</text:p>
          </table:table-cell>
          <table:table-cell office:value-type="float" office:value="41.935947" calcext:value-type="float">
            <text:p>41.9359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 - MAG</text:p>
          </table:table-cell>
          <table:table-cell table:style-name="ce1"/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km1s5092zv8avt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38.39438" calcext:value-type="float">
            <text:p>38.394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Hebo – Magnum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2820" calcext:value-type="float">
            <text:p>28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xrm36kfr5qb0r9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 office:value-type="float" office:value="35.793896" calcext:value-type="float">
            <text:p>35.7938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tra – Magnum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400" calcext:value-type="float">
            <text:p>15400</text:p>
          </table:table-cell>
          <table:table-cell office:value-type="float" office:value="7180" calcext:value-type="float">
            <text:p>7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34.28982" calcext:value-type="float">
            <text:p>34.289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 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8380" calcext:value-type="float">
            <text:p>83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96314" calcext:value-type="float">
            <text:p>33.2963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8500" calcext:value-type="float">
            <text:p>285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96314" calcext:value-type="float">
            <text:p>33.2963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 - MAG</text:p>
          </table:table-cell>
          <table:table-cell table:style-name="ce1"/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52000" calcext:value-type="float">
            <text:p>52000</text:p>
          </table:table-cell>
          <table:table-cell office:value-type="float" office:value="34000" calcext:value-type="float">
            <text:p>34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9.29465" calcext:value-type="float">
            <text:p>39.294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Volte – Magnum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400" calcext:value-type="float">
            <text:p>9400</text:p>
          </table:table-cell>
          <table:table-cell office:value-type="float" office:value="4140" calcext:value-type="float">
            <text:p>41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7ecsm6py4s6fhjw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Volte</text:p>
          </table:table-cell>
          <table:table-cell office:value-type="string" calcext:value-type="string">
            <text:p>Ornellaia</text:p>
          </table:table-cell>
          <table:table-cell office:value-type="float" office:value="42.85775" calcext:value-type="float">
            <text:p>42.85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olpolo DOC Bolgheri</text:p>
          </table:table-cell>
          <table:table-cell office:value-type="string" calcext:value-type="string">
            <text:p>Podere Sapp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639" calcext:value-type="float">
            <text:p>16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dh0zytr41adyza5y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Volpolo Sapaio</text:p>
          </table:table-cell>
          <table:table-cell office:value-type="string" calcext:value-type="string">
            <text:p>Podere Sapaio</text:p>
          </table:table-cell>
          <table:table-cell office:value-type="float" office:value="53.417637" calcext:value-type="float">
            <text:p>53.4176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astraia Bolgheri Superiori</text:p>
          </table:table-cell>
          <table:table-cell office:value-type="string" calcext:value-type="string">
            <text:p>Michele Sa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950" calcext:value-type="float">
            <text:p>29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nvs5pbdtekyjydc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straia Bolgheri Superiore</text:p>
          </table:table-cell>
          <table:table-cell office:value-type="string" calcext:value-type="string">
            <text:p>Michele Satta</text:p>
          </table:table-cell>
          <table:table-cell office:value-type="float" office:value="49.182224" calcext:value-type="float">
            <text:p>49.1822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ortona doc Mementum</text:p>
          </table:table-cell>
          <table:table-cell office:value-type="string" calcext:value-type="string">
            <text:p>Paolo Mag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vgtdrzzr5c76jd2h51fxcr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Mementum</text:p>
          </table:table-cell>
          <table:table-cell office:value-type="string" calcext:value-type="string">
            <text:p>Magi paolo</text:p>
          </table:table-cell>
          <table:table-cell office:value-type="float" office:value="51.911724" calcext:value-type="float">
            <text:p>51.9117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ilari 18 Cabernet Franc Bio - anfora</text:p>
          </table:table-cell>
          <table:table-cell office:value-type="string" calcext:value-type="string">
            <text:p>Casad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700" calcext:value-type="float">
            <text:p>5700</text:p>
          </table:table-cell>
          <table:table-cell office:value-type="float" office:value="2370" calcext:value-type="float">
            <text:p>23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13snmr8ybgppekp585ch7g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(Filare 18)</text:p>
          </table:table-cell>
          <table:table-cell office:value-type="string" calcext:value-type="string">
            <text:p>Casadei</text:p>
          </table:table-cell>
          <table:table-cell office:value-type="float" office:value="50.673615" calcext:value-type="float">
            <text:p>50.6736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</text:p>
          </table:table-cell>
          <table:table-cell office:value-type="string" calcext:value-type="string">
            <text:p>Villa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46.778503" calcext:value-type="float">
            <text:p>46.7785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</text:p>
          </table:table-cell>
          <table:table-cell office:value-type="string" calcext:value-type="string">
            <text:p>Villa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46.778503" calcext:value-type="float">
            <text:p>46.7785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 Rosso Mag</text:p>
          </table:table-cell>
          <table:table-cell office:value-type="string" calcext:value-type="string">
            <text:p>Villa 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3180" calcext:value-type="float">
            <text:p>3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50.950695" calcext:value-type="float">
            <text:p>50.9506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 Rosso 3L</text:p>
          </table:table-cell>
          <table:table-cell table:style-name="ce1"/>
          <table:table-cell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office:value-type="float" office:value="14400" calcext:value-type="float">
            <text:p>14400</text:p>
          </table:table-cell>
          <table:table-cell office:value-type="float" office:value="6900" calcext:value-type="float">
            <text:p>6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50.950695" calcext:value-type="float">
            <text:p>50.9506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rminium (Carmenere)</text:p>
          </table:table-cell>
          <table:table-cell office:value-type="string" calcext:value-type="string">
            <text:p>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2fbszz2e93w7ae3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minium</text:p>
          </table:table-cell>
          <table:table-cell office:value-type="string" calcext:value-type="string">
            <text:p>Inama Azienda Agricola</text:p>
          </table:table-cell>
          <table:table-cell office:value-type="float" office:value="37.0659" calcext:value-type="float">
            <text:p>37.065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Val dei Preti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1590" calcext:value-type="float">
            <text:p>15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4gw7vsvxc2sdf250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Val dei Preti (Nebbiolo d'Alba)</text:p>
          </table:table-cell>
          <table:table-cell office:value-type="string" calcext:value-type="string">
            <text:p>Matteo Correggia</text:p>
          </table:table-cell>
          <table:table-cell office:value-type="float" office:value="57.696186" calcext:value-type="float">
            <text:p>57.6961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Val dei Preti MAG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800" calcext:value-type="float">
            <text:p>8800</text:p>
          </table:table-cell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4gw7vsvxc2sdf250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Val dei Preti (Nebbiolo d'Alba)</text:p>
          </table:table-cell>
          <table:table-cell office:value-type="string" calcext:value-type="string">
            <text:p>Matteo Correggia</text:p>
          </table:table-cell>
          <table:table-cell office:value-type="float" office:value="57.696186" calcext:value-type="float">
            <text:p>57.6961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Val dei Preti 3L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17600" calcext:value-type="float">
            <text:p>176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4gw7vsvxc2sdf250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Val dei Preti (Nebbiolo d'Alba)</text:p>
          </table:table-cell>
          <table:table-cell office:value-type="string" calcext:value-type="string">
            <text:p>Matteo Correggia</text:p>
          </table:table-cell>
          <table:table-cell office:value-type="float" office:value="57.696186" calcext:value-type="float">
            <text:p>57.6961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lba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860" calcext:value-type="float">
            <text:p>86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d6p8k145xqs2b4fb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Matteo Correggia</text:p>
          </table:table-cell>
          <table:table-cell office:value-type="float" office:value="53.09413" calcext:value-type="float">
            <text:p>53.094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lba MAG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d6p8k145xqs2b4fb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Matteo Correggia</text:p>
          </table:table-cell>
          <table:table-cell office:value-type="float" office:value="53.09413" calcext:value-type="float">
            <text:p>53.094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- Antiche Cantine</text:p>
          </table:table-cell>
          <table:table-cell office:value-type="string" calcext:value-type="string">
            <text:p>Marchesi di Ba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3370" calcext:value-type="float">
            <text:p>33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msgxfeedn5n9rvcf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aina Barolo</text:p>
          </table:table-cell>
          <table:table-cell office:value-type="string" calcext:value-type="string">
            <text:p>Marchesi di Barolo</text:p>
          </table:table-cell>
          <table:table-cell office:value-type="float" office:value="40.59627" calcext:value-type="float">
            <text:p>40.59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abajà MAG</text:p>
          </table:table-cell>
          <table:table-cell table:style-name="ce1"/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2900" calcext:value-type="float">
            <text:p>12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fpqfq5ecnb6fte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Produttori del Barbaresco</text:p>
          </table:table-cell>
          <table:table-cell office:value-type="float" office:value="37.977108" calcext:value-type="float">
            <text:p>37.9771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sti</text:p>
          </table:table-cell>
          <table:table-cell office:value-type="string" calcext:value-type="string">
            <text:p>Fra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00" calcext:value-type="float">
            <text:p>3100</text:p>
          </table:table-cell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nxsra9r62m1p2thk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</text:p>
          </table:table-cell>
          <table:table-cell office:value-type="string" calcext:value-type="string">
            <text:p>Frasca</text:p>
          </table:table-cell>
          <table:table-cell office:value-type="float" office:value="39.455185" calcext:value-type="float">
            <text:p>39.4551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sti Mag</text:p>
          </table:table-cell>
          <table:table-cell office:value-type="string" calcext:value-type="string">
            <text:p>Frasc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nxsra9r62m1p2thk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</text:p>
          </table:table-cell>
          <table:table-cell office:value-type="string" calcext:value-type="string">
            <text:p>Frasca</text:p>
          </table:table-cell>
          <table:table-cell office:value-type="float" office:value="39.455185" calcext:value-type="float">
            <text:p>39.4551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Massolino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2zszf16cmxe0y6j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a Massolino Barolo</text:p>
          </table:table-cell>
          <table:table-cell office:value-type="string" calcext:value-type="string">
            <text:p>Massolino Giovanni</text:p>
          </table:table-cell>
          <table:table-cell office:value-type="float" office:value="42.338104" calcext:value-type="float">
            <text:p>42.3381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o d’Avola Ris.a Don Antonio</text:p>
          </table:table-cell>
          <table:table-cell office:value-type="string" calcext:value-type="string">
            <text:p>Morg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00" calcext:value-type="float">
            <text:p>5100</text:p>
          </table:table-cell>
          <table:table-cell office:value-type="float" office:value="2080" calcext:value-type="float">
            <text:p>20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1mkpk8a85pajw83t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'Avola Riserva Don Antonio</text:p>
          </table:table-cell>
          <table:table-cell office:value-type="string" calcext:value-type="string">
            <text:p>Morgante</text:p>
          </table:table-cell>
          <table:table-cell office:value-type="float" office:value="52.31182" calcext:value-type="float">
            <text:p>52.31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o d’Avola Ris. Don Antonio 1,5 l</text:p>
          </table:table-cell>
          <table:table-cell office:value-type="string" calcext:value-type="string">
            <text:p>Morgant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200" calcext:value-type="float">
            <text:p>10200</text:p>
          </table:table-cell>
          <table:table-cell office:value-type="float" office:value="5220" calcext:value-type="float">
            <text:p>52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1mkpk8a85pajw83t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'Avola Riserva Don Antonio</text:p>
          </table:table-cell>
          <table:table-cell office:value-type="string" calcext:value-type="string">
            <text:p>Morgante</text:p>
          </table:table-cell>
          <table:table-cell office:value-type="float" office:value="52.31182" calcext:value-type="float">
            <text:p>52.31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assorosso (Nerello Mascalese)</text:p>
          </table:table-cell>
          <table:table-cell office:value-type="string" calcext:value-type="string">
            <text:p>Passopisci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wxgk28e3g9bs6q690k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Passorosso</text:p>
          </table:table-cell>
          <table:table-cell office:value-type="string" calcext:value-type="string">
            <text:p>Franchetti - Passopisciaro</text:p>
          </table:table-cell>
          <table:table-cell office:value-type="float" office:value="53.15706" calcext:value-type="float">
            <text:p>53.157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elit (Merlot - Cab. Sauvignon) - natural wine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900" calcext:value-type="float">
            <text:p>5900</text:p>
          </table:table-cell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gxa7j3nwdcydh10dxd3ng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elit</text:p>
          </table:table-cell>
          <table:table-cell office:value-type="string" calcext:value-type="string">
            <text:p>Damijan Podversic</text:p>
          </table:table-cell>
          <table:table-cell office:value-type="float" office:value="62.3762" calcext:value-type="float">
            <text:p>62.376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Piceno DOC Maschio da monte</text:p>
          </table:table-cell>
          <table:table-cell office:value-type="string" calcext:value-type="string">
            <text:p>Santa Barb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00" calcext:value-type="float">
            <text:p>39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qfbfvdd96vy820y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Maschio da Monte Rosso</text:p>
          </table:table-cell>
          <table:table-cell office:value-type="string" calcext:value-type="string">
            <text:p>Azienda Santa Barbara - Stefano Antonucci</text:p>
          </table:table-cell>
          <table:table-cell office:value-type="float" office:value="41.555187" calcext:value-type="float">
            <text:p>41.55518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glianico Paestum “Donnaluna” BIO</text:p>
          </table:table-cell>
          <table:table-cell office:value-type="string" calcext:value-type="string">
            <text:p>De Concili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t9b46gk6w9bsacm3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nnaluna Aglianico</text:p>
          </table:table-cell>
          <table:table-cell office:value-type="string" calcext:value-type="string">
            <text:p>Viticoltori de Conciliis</text:p>
          </table:table-cell>
          <table:table-cell office:value-type="float" office:value="46.01981" calcext:value-type="float">
            <text:p>46.019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urgogne Côte d'or Pinot noir</text:p>
          </table:table-cell>
          <table:table-cell office:value-type="string" calcext:value-type="string">
            <text:p>Pierre Mor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b11qvgzyybcmbag7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Côte d’Or Pinot Noir</text:p>
          </table:table-cell>
          <table:table-cell office:value-type="string" calcext:value-type="string">
            <text:p>Pierre Morey</text:p>
          </table:table-cell>
          <table:table-cell office:value-type="float" office:value="45.821396" calcext:value-type="float">
            <text:p>45.8213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evrey Chambertin Pinot Noir</text:p>
          </table:table-cell>
          <table:table-cell office:value-type="string" calcext:value-type="string">
            <text:p>Harmand-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4950" calcext:value-type="float">
            <text:p>49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hsj8q8efvsqey9r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Harmand-Geoffroy</text:p>
          </table:table-cell>
          <table:table-cell office:value-type="float" office:value="50.172882" calcext:value-type="float">
            <text:p>50.1728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int-Georges-Saint-Emilion - Château Calon</text:p>
          </table:table-cell>
          <table:table-cell office:value-type="string" calcext:value-type="string">
            <text:p>Boid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100" calcext:value-type="float">
            <text:p>6100</text:p>
          </table:table-cell>
          <table:table-cell office:value-type="float" office:value="1939" calcext:value-type="float">
            <text:p>193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4ytyg198atcncfdg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roix de Plagne Montagne Saint-Émilion</text:p>
          </table:table-cell>
          <table:table-cell office:value-type="string" calcext:value-type="string">
            <text:p>M. Hubert Boidron</text:p>
          </table:table-cell>
          <table:table-cell office:value-type="float" office:value="29.998056" calcext:value-type="float">
            <text:p>29.9980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Hofstätter Rosé</text:p>
          </table:table-cell>
          <table:table-cell office:value-type="string" calcext:value-type="string">
            <text:p>J.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894" calcext:value-type="float">
            <text:p>8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p6vshkh3xdcnq52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J. Hofstätter</text:p>
          </table:table-cell>
          <table:table-cell office:value-type="float" office:value="31.73773" calcext:value-type="float">
            <text:p>31.737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Rosé 2026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snrdqg2p9xwq3hh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20/26</text:p>
          </table:table-cell>
          <table:table-cell office:value-type="string" calcext:value-type="string">
            <text:p>Elena Walch</text:p>
          </table:table-cell>
          <table:table-cell office:value-type="float" office:value="40.670418" calcext:value-type="float">
            <text:p>40.670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Goldmuskatell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jjpdxvted1cpey4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Moscato Giallo</text:p>
          </table:table-cell>
          <table:table-cell office:value-type="string" calcext:value-type="string">
            <text:p>Kellerei Kaltern</text:p>
          </table:table-cell>
          <table:table-cell office:value-type="float" office:value="26.656105" calcext:value-type="float">
            <text:p>26.6561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5Quintessenz Passito 0,375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600" calcext:value-type="float">
            <text:p>6600</text:p>
          </table:table-cell>
          <table:table-cell office:value-type="float" office:value="2840" calcext:value-type="float">
            <text:p>28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34.00306" calcext:value-type="float">
            <text:p>34.003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Moscato Rosa 0,5</text:p>
          </table:table-cell>
          <table:table-cell office:value-type="string" calcext:value-type="string">
            <text:p>Haas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2740" calcext:value-type="float">
            <text:p>27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50s127wjc6zgn9ve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 Schweizer</text:p>
          </table:table-cell>
          <table:table-cell office:value-type="string" calcext:value-type="string">
            <text:p>Franz Haas</text:p>
          </table:table-cell>
          <table:table-cell office:value-type="float" office:value="22.859814" calcext:value-type="float">
            <text:p>22.859814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5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5">
          <table:table-cell table:formula="of:=IF(ISBLANK([.B2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Johanniter <text:s text:c="2"/>Wein.werk</text:p>
          </table:table-cell>
          <table:table-cell office:value-type="string" calcext:value-type="string">
            <text:p>Burg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250" calcext:value-type="float">
            <text:p>12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3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Johanniter <text:s text:c="2"/>Wein.werk MAG</text:p>
          </table:table-cell>
          <table:table-cell office:value-type="string" calcext:value-type="string">
            <text:p>Burg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2880" calcext:value-type="float">
            <text:p>28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4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Pinot Grigio Aristos</text:p>
          </table:table-cell>
          <table:table-cell office:value-type="string" calcext:value-type="string">
            <text:p>Eisackt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10" calcext:value-type="float">
            <text:p>14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5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Kaiton</text:p>
          </table:table-cell>
          <table:table-cell office:value-type="string" calcext:value-type="string">
            <text:p>Ku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1710" calcext:value-type="float">
            <text:p>171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6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Riserva <text:s text:c="3"/>wein.werk</text:p>
          </table:table-cell>
          <table:table-cell office:value-type="string" calcext:value-type="string">
            <text:p>Prackfo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939" calcext:value-type="float">
            <text:p>193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7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Riserva Mag <text:s text:c="2"/>wein.werk</text:p>
          </table:table-cell>
          <table:table-cell office:value-type="string" calcext:value-type="string">
            <text:p>Prackfo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4100" calcext:value-type="float">
            <text:p>4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8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Avvoltore </text:p>
          </table:table-cell>
          <table:table-cell office:value-type="string" calcext:value-type="string">
            <text:p>Morris Farm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100" calcext:value-type="float">
            <text:p>7100</text:p>
          </table:table-cell>
          <table:table-cell office:value-type="float" office:value="3140" calcext:value-type="float">
            <text:p>314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9]); &quot;&quot;; 1)">
            <text:p/>
          </table:table-cell>
          <table:table-cell table:number-columns-repeated="3"/>
          <table:table-cell office:value-type="string" calcext:value-type="string">
            <text:p>Rosè Marie biodyn</text:p>
          </table:table-cell>
          <table:table-cell office:value-type="string" calcext:value-type="string">
            <text:p>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850" calcext:value-type="float">
            <text:p>18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4T09:56:25.344359686</dc:date>
    <meta:editing-duration>PT7S</meta:editing-duration>
    <meta:editing-cycles>1</meta:editing-cycles>
    <meta:document-statistic meta:table-count="2" meta:cell-count="3322" meta:object-count="0"/>
    <meta:generator>LibreOffice/7.3.7.2$Linux_X86_64 LibreOffice_project/30$Build-2</meta:generator>
  </office:meta>
</office:document-meta>
</file>